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paragraph-properties fo:margin-top="0cm" fo:margin-bottom="0cm"/>
    </style:style>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Text_20_body" style:list-style-name="L6">
      <style:paragraph-properties fo:margin-top="0cm" fo:margin-bottom="0cm"/>
    </style:style>
    <style:style style:name="P22" style:family="paragraph" style:parent-style-name="Text_20_body" style:list-style-name="L10">
      <style:paragraph-properties fo:margin-top="0cm" fo:margin-bottom="0cm"/>
    </style:style>
    <style:style style:name="P23" style:family="paragraph" style:parent-style-name="Text_20_body" style:list-style-name="L16">
      <style:paragraph-properties fo:margin-top="0cm" fo:margin-bottom="0cm"/>
    </style:style>
    <style:style style:name="P24" style:family="paragraph" style:parent-style-name="Text_20_body">
      <style:paragraph-properties fo:margin-left="0cm" fo:margin-right="0.212cm" fo:margin-top="0cm" fo:margin-bottom="0cm" fo:text-indent="0cm" style:auto-text-indent="false" fo:padding="0cm" fo:border="none"/>
    </style:style>
    <style:style style:name="P25" style:family="paragraph" style:parent-style-name="Text_20_body" style:list-style-name="L6">
      <style:paragraph-properties fo:margin-left="0cm" fo:margin-right="0.212cm" fo:margin-top="0cm" fo:margin-bottom="0cm" fo:text-indent="0cm" style:auto-text-indent="false" fo:padding="0cm" fo:border="none"/>
    </style:style>
    <style:style style:name="P26" style:family="paragraph" style:parent-style-name="Text_20_body">
      <style:paragraph-properties fo:margin-left="0cm" fo:margin-right="0cm" fo:margin-top="0cm" fo:margin-bottom="0.212cm" fo:text-indent="0cm" style:auto-text-indent="false"/>
    </style:style>
    <style:style style:name="P27" style:family="paragraph" style:parent-style-name="Preformatted_20_Text">
      <style:paragraph-properties fo:margin-top="0cm" fo:margin-bottom="0cm" fo:background-color="#ffffff">
        <style:background-image/>
      </style:paragraph-properties>
      <style:text-properties fo:color="#000000"/>
    </style:style>
    <style:style style:name="P28" style:family="paragraph" style:parent-style-name="Preformatted_20_Text">
      <style:paragraph-properties fo:margin-top="0cm" fo:margin-bottom="0cm" fo:background-color="#ffffff">
        <style:background-image/>
      </style:paragraph-properties>
      <style:text-properties fo:color="#000000" style:font-name="Roboto Mono" fo:font-size="10.5pt"/>
    </style:style>
    <style:style style:name="P29" style:family="paragraph" style:parent-style-name="Preformatted_20_Text">
      <style:paragraph-properties fo:margin-top="0cm" fo:margin-bottom="0cm" fo:background-color="#2b2b2b">
        <style:background-image/>
      </style:paragraph-properties>
    </style:style>
    <style:style style:name="P30" style:family="paragraph" style:parent-style-name="Preformatted_20_Text">
      <style:paragraph-properties fo:margin-top="0cm" fo:margin-bottom="0cm" fo:background-color="#2b2b2b">
        <style:background-image/>
      </style:paragraph-properties>
      <style:text-properties fo:color="#f8f8f2"/>
    </style:style>
    <style:style style:name="P31" style:family="paragraph" style:parent-style-name="Preformatted_20_Text">
      <style:paragraph-properties fo:margin-top="0cm" fo:margin-bottom="0cm" fo:background-color="#2b2b2b">
        <style:background-image/>
      </style:paragraph-properties>
      <style:text-properties fo:color="#f8f8f2" style:font-name="Roboto Mono" fo:font-size="10.5pt"/>
    </style:style>
    <style:style style:name="P32" style:family="paragraph" style:parent-style-name="Preformatted_20_Text">
      <style:paragraph-properties fo:margin-top="0cm" fo:margin-bottom="0cm" fo:background-color="#2b2b2b">
        <style:background-image/>
      </style:paragraph-properties>
      <style:text-properties fo:color="#00e0e0" style:font-name="Roboto Mono" fo:font-size="10.5pt"/>
    </style:style>
    <style:style style:name="P33" style:family="paragraph" style:parent-style-name="Preformatted_20_Text" style:list-style-name="L6">
      <style:paragraph-properties fo:margin-left="0cm" fo:margin-right="0cm" fo:margin-top="0cm" fo:margin-bottom="0cm" fo:text-indent="0cm" style:auto-text-indent="false" fo:background-color="#ffffff">
        <style:background-image/>
      </style:paragraph-properties>
      <style:text-properties fo:color="#008800" style:font-name="Roboto Mono" fo:font-size="10.5pt"/>
    </style:style>
    <style:style style:name="P34" style:family="paragraph" style:parent-style-name="Preformatted_20_Text">
      <style:paragraph-properties fo:margin-left="0cm" fo:margin-right="0cm" fo:margin-top="0cm" fo:margin-bottom="0cm" fo:text-indent="0cm" style:auto-text-indent="false" fo:background-color="#ffffff">
        <style:background-image/>
      </style:paragraph-properties>
      <style:text-properties fo:color="#000000" style:font-name="Roboto Mono" fo:font-size="10.5pt"/>
    </style:style>
    <style:style style:name="P35" style:family="paragraph" style:parent-style-name="Preformatted_20_Text">
      <style:paragraph-properties fo:margin-left="0cm" fo:margin-right="0cm" fo:margin-top="0cm" fo:margin-bottom="0cm" fo:text-indent="0cm" style:auto-text-indent="false" fo:background-color="#2b2b2b">
        <style:background-image/>
      </style:paragraph-properties>
      <style:text-properties fo:color="#f8f8f2"/>
    </style:style>
    <style:style style:name="P36" style:family="paragraph" style:parent-style-name="Preformatted_20_Text">
      <style:paragraph-properties fo:margin-left="0cm" fo:margin-right="0cm" fo:margin-top="0cm" fo:margin-bottom="0cm" fo:text-indent="0cm" style:auto-text-indent="false" fo:background-color="#2b2b2b">
        <style:background-image/>
      </style:paragraph-properties>
      <style:text-properties fo:color="#f8f8f2" style:font-name="Roboto Mono" fo:font-size="10.5pt"/>
    </style:style>
    <style:style style:name="P37" style:family="paragraph" style:parent-style-name="Preformatted_20_Text">
      <style:paragraph-properties fo:margin-left="0cm" fo:margin-right="0cm" fo:margin-top="0cm" fo:margin-bottom="0cm" fo:text-indent="0cm" style:auto-text-indent="false" fo:background-color="#2b2b2b">
        <style:background-image/>
      </style:paragraph-properties>
      <style:text-properties fo:color="#00e0e0" style:font-name="Roboto Mono" fo:font-size="10.5pt"/>
    </style:style>
    <style:style style:name="T1" style:family="text">
      <style:text-properties fo:font-style="italic"/>
    </style:style>
    <style:style style:name="T2" style:family="text">
      <style:text-properties fo:color="#000088"/>
    </style:style>
    <style:style style:name="T3" style:family="text">
      <style:text-properties fo:color="#008800"/>
    </style:style>
    <style:style style:name="T4" style:family="text">
      <style:text-properties fo:color="#008800" style:font-name="Roboto Mono" fo:font-size="10.5pt"/>
    </style:style>
    <style:style style:name="T5" style:family="text">
      <style:text-properties fo:color="#660066"/>
    </style:style>
    <style:style style:name="T6" style:family="text">
      <style:text-properties style:font-name="Roboto Mono" fo:font-size="10.5pt"/>
    </style:style>
    <style:style style:name="T7" style:family="text">
      <style:text-properties fo:color="#006666" style:font-name="Roboto Mono" fo:font-size="10.5pt"/>
    </style:style>
    <style:style style:name="T8" style:family="text">
      <style:text-properties fo:color="#dcc6e0"/>
    </style:style>
    <style:style style:name="T9" style:family="text">
      <style:text-properties fo:color="#dcc6e0" style:font-name="Roboto Mono" fo:font-size="10.5pt"/>
    </style:style>
    <style:style style:name="T10" style:family="text">
      <style:text-properties fo:color="#f5ab35"/>
    </style:style>
    <style:style style:name="T11" style:family="text">
      <style:text-properties fo:font-weight="bold"/>
    </style:style>
    <style:style style:name="T12" style:family="text">
      <style:text-properties fo:color="#666600"/>
    </style:style>
    <style:style style:name="T13" style:family="text">
      <style:text-properties fo:color="#666600" style:font-name="Roboto Mono" fo:font-size="10.5pt"/>
    </style:style>
    <style:style style:name="T14" style:family="text">
      <style:text-properties fo:color="#d4d0a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0cm" svg:y="0cm" svg:width="1.27cm" draw:z-index="6">
        <draw:text-box fo:min-height="1.27cm">
          <text:p text:style-name="Text_20_body"/>
        </draw:text-box>
      </draw:frame>
      <draw:frame draw:style-name="fr2" draw:name="Frame3" text:anchor-type="page" text:anchor-page-number="1" svg:x="0cm" svg:y="0cm" svg:width="1.27cm" draw:z-index="7">
        <draw:text-box fo:min-height="1.27cm">
          <text:p text:style-name="Text_20_body"/>
        </draw:text-box>
      </draw:frame>
      <draw:frame draw:style-name="fr2" draw:name="Frame4" text:anchor-type="page" text:anchor-page-number="1" svg:x="0cm" svg:y="0cm" svg:width="1.27cm" draw:z-index="8">
        <draw:text-box fo:min-height="1.27cm">
          <text:p text:style-name="Text_20_body"/>
        </draw:text-box>
      </draw:frame>
      <draw:frame draw:style-name="fr2" draw:name="Frame5" text:anchor-type="page" text:anchor-page-number="1" svg:x="0cm" svg:y="0cm" svg:width="1.27cm" draw:z-index="9">
        <draw:text-box fo:min-height="1.27cm">
          <text:p text:style-name="Text_20_body"/>
        </draw:text-box>
      </draw:frame>
      <draw:frame draw:style-name="fr2" draw:name="Frame6" text:anchor-type="page" text:anchor-page-number="1" svg:x="0cm" svg:y="0cm" svg:width="1.27cm" draw:z-index="10">
        <draw:text-box fo:min-height="1.27cm">
          <text:p text:style-name="Text_20_body"/>
        </draw:text-box>
      </draw:frame>
      <draw:frame draw:style-name="fr2" draw:name="Frame7" text:anchor-type="page" text:anchor-page-number="1" svg:x="0cm" svg:y="0cm" svg:width="1.27cm" draw:z-index="11">
        <draw:text-box fo:min-height="1.27cm">
          <text:p text:style-name="Text_20_body"/>
        </draw:text-box>
      </draw:frame>
      <draw:frame draw:style-name="fr2" draw:name="Frame8" text:anchor-type="page" text:anchor-page-number="1" svg:x="0cm" svg:y="0cm" svg:width="1.27cm" draw:z-index="12">
        <draw:text-box fo:min-height="1.27cm">
          <text:p text:style-name="Text_20_body"/>
        </draw:text-box>
      </draw:frame>
      <draw:frame draw:style-name="fr2" draw:name="Frame9" text:anchor-type="page" text:anchor-page-number="1" svg:x="0cm" svg:y="0cm" svg:width="1.27cm" draw:z-index="13">
        <draw:text-box fo:min-height="1.27cm">
          <text:p text:style-name="Text_20_body"/>
        </draw:text-box>
      </draw:frame>
      <draw:frame draw:style-name="fr2" draw:name="Frame10" text:anchor-type="page" text:anchor-page-number="1" svg:x="0cm" svg:y="0cm" svg:width="1.27cm" draw:z-index="14">
        <draw:text-box fo:min-height="1.27cm">
          <text:p text:style-name="Text_20_body"/>
        </draw:text-box>
      </draw:frame>
      <text:p text:style-name="Standard">Streamlit Gemini Pro <text:s text:c="2"/>Cloud Run</text:p>
      <text:p text:style-name="Standard"/>
      <text:h text:style-name="Heading_20_1" text:outline-level="1">Deploy a Streamlit App Integrated with Gemini Pro on Cloud Run</text:h>
      <text:p text:style-name="P17"><text:span text:style-name="T1">schedule</text:span>1 hour<text:span text:style-name="T1">universal_currency_alt</text:span>5 Credits</text:p>
      <text:p text:style-name="P17"><draw:frame draw:style-name="fr1" draw:name="Frame1" text:anchor-type="char" svg:width="1.931cm" draw:z-index="0"><draw:text-box fo:min-height="0.953cm"><text:p text:style-name="Text_20_body"/></draw:text-box></draw:frame>Rate Lab</text:p>
      <text:section text:style-name="Sect1" text:name="markdown-lab-instructions">
        <text:h text:style-name="Heading_20_2" text:outline-level="2"><text:bookmark text:name="step1"/>GSP1229</text:h>
        <text:p text:style-name="Text_20_body"><draw:frame draw:style-name="fr3" draw:name="graphics1" text:anchor-type="as-char" svg:width="25.374cm" svg:height="2.275cm" draw:z-index="1"><draw:image xlink:href="https://cdn.qwiklabs.com/GMOHykaqmlTHiqEeQXTySaMXYPHeIvaqa2qHEzw6Occ%3D" xlink:type="simple" xlink:show="embed" xlink:actuate="onLoad"/><svg:title>Google Cloud self-paced labs logo</svg:title></draw:frame></text:p>
        <text:h text:style-name="Heading_20_2" text:outline-level="2"><text:bookmark text:name="step2"/>Overview</text:h>
        <text:p text:style-name="Text_20_body"><text:a xlink:type="simple" xlink:href="https://deepmind.google/technologies/gemini/#introduction" office:target-frame-name="_blank" xlink:show="new" text:style-name="Internet_20_link" text:visited-style-name="Visited_20_Internet_20_Link">Gemini</text:a> is a family of generative AI models developed by Google DeepMind that is designed for multimodal use cases. The Gemini API gives you access to the Gemini Pro Vision and Gemini Pro models. In this lab you will understand how to integrate Vertex AI Gemini API with applications and build and deploy the developed sample application on Google Cloud Run.</text:p>
        <text:h text:style-name="Heading_20_3" text:outline-level="3">Vertex AI Gemini API</text:h>
        <text:p text:style-name="Text_20_body">The Vertex AI Gemini API provides a unified interface for interacting with Gemini models. There are currently two models available in the Gemini API:</text:p>
        <text:list xml:id="list9179007385848598231" text:style-name="L1">
          <text:list-item>
            <text:p text:style-name="P18"><text:span text:style-name="Strong_20_Emphasis">Gemini Pro model</text:span> (<text:span text:style-name="Source_20_Text">gemini-pro</text:span>): Designed to handle natural language tasks, multiturn text and code chat, and code generation.</text:p>
          </text:list-item>
          <text:list-item>
            <text:p text:style-name="P1"><text:span text:style-name="Strong_20_Emphasis">Gemini Pro Vision model</text:span> (<text:span text:style-name="Source_20_Text">gemini-pro-vision</text:span>): Supports multimodal prompts. You can include text, images, and video in your prompt requests and get text or code responses.</text:p>
          </text:list-item>
        </text:list>
        <text:p text:style-name="Text_20_body">You can interact with the Gemini API using the following methods:</text:p>
        <text:list xml:id="list7620128336701803145" text:style-name="L2">
          <text:list-item>
            <text:p text:style-name="P19">Use the <text:a xlink:type="simple" xlink:href="https://cloud.google.com/generative-ai-studio?hl=en" office:target-frame-name="_blank" xlink:show="new" text:style-name="Internet_20_link" text:visited-style-name="Visited_20_Internet_20_Link">Vertex AI Studio</text:a> for quick testing and command generation</text:p>
          </text:list-item>
          <text:list-item>
            <text:p text:style-name="P19">Use cURL commands</text:p>
          </text:list-item>
          <text:list-item>
            <text:p text:style-name="P2">Use the Vertex AI SDK</text:p>
          </text:list-item>
        </text:list>
        <text:p text:style-name="Text_20_body">This lab focuses on integrating the Gemini Pro model with a Streamlit application and deploying the application on Google Cloud Run.</text:p>
        <text:p text:style-name="Text_20_body">For more information, see the <text:a xlink:type="simple" xlink:href="https://cloud.google.com/vertex-ai/docs/generative-ai/learn/overview" office:target-frame-name="_blank" xlink:show="new" text:style-name="Internet_20_link" text:visited-style-name="Visited_20_Internet_20_Link">Generative AI on Vertex AI</text:a> documentation.</text:p>
        <text:h text:style-name="Heading_20_2" text:outline-level="2"><text:bookmark text:name="step3"/>Objectives</text:h>
        <text:p text:style-name="Text_20_body">In this lab, you will learn how to:</text:p>
        <text:list xml:id="list7483157448606300527" text:style-name="L3">
          <text:list-item>
            <text:p text:style-name="P20">Integrate Vertex AI Gemini API with applications</text:p>
          </text:list-item>
          <text:list-item>
            <text:p text:style-name="P20">Build and deploy the developed sample application on Google Cloud Run</text:p>
          </text:list-item>
          <text:list-item>
            <text:p text:style-name="P3">Use the Streamlit framework to build a Cloud Run application</text:p>
          </text:list-item>
        </text:list>
        <text:h text:style-name="Heading_20_2" text:outline-level="2"><text:bookmark text:name="step4"/><text:soft-page-break/>Setup and requirements</text:h>
        <text:h text:style-name="Heading_20_3" text:outline-level="3">Before you click the Start Lab button</text:h>
        <text:p text:style-name="Text_20_body">Read these instructions. Labs are timed and you cannot pause them. The timer, which starts when you click <text:span text:style-name="Strong_20_Emphasis">Start Lab</text:span>, shows how long Google Cloud resources will be made available to you.</text:p>
        <text:p text:style-name="Text_20_body">This hands-on lab lets you do the lab activities yourself in a real cloud environment, not in a simulation or demo environment. It does so by giving you new, temporary credentials that you use to sign in and access Google Cloud for the duration of the lab.</text:p>
        <text:p text:style-name="Text_20_body">To complete this lab, you need:</text:p>
        <text:list xml:id="list4578390280890627863" text:style-name="L4">
          <text:list-item>
            <text:p text:style-name="P4">Access to a standard internet browser (Chrome browser recommended).</text:p>
          </text:list-item>
        </text:list>
        <text:p text:style-name="Text_20_body"><text:span text:style-name="Strong_20_Emphasis">Note:</text:span> Use an Incognito or private browser window to run this lab. This prevents any conflicts between your personal account and the Student account, which may cause extra charges incurred to your personal account.</text:p>
        <text:list xml:id="list663719732430906993" text:style-name="L5">
          <text:list-item>
            <text:p text:style-name="P5">Time to complete the lab---remember, once you start, you cannot pause a lab.</text:p>
          </text:list-item>
        </text:list>
        <text:p text:style-name="Text_20_body"><text:span text:style-name="Strong_20_Emphasis">Note:</text:span> If you already have your own personal Google Cloud account or project, do not use it for this lab to avoid extra charges to your account.</text:p>
        <text:h text:style-name="Heading_20_3" text:outline-level="3">How to start your lab and sign in to the Google Cloud console</text:h>
        <text:list xml:id="list3888738025673734095" text:style-name="L6">
          <text:list-item>
            <text:p text:style-name="P6">Click the <text:span text:style-name="Strong_20_Emphasis">Start Lab</text:span> button. If you need to pay for the lab, a pop-up opens for you to select your payment method. On the left is the <text:span text:style-name="Strong_20_Emphasis">Lab Details</text:span> panel with the following:</text:p>
            <text:list>
              <text:list-item>
                <text:p text:style-name="P21">The <text:span text:style-name="Strong_20_Emphasis">Open Google Cloud console</text:span> button</text:p>
              </text:list-item>
              <text:list-item>
                <text:p text:style-name="P21">Time remaining</text:p>
              </text:list-item>
              <text:list-item>
                <text:p text:style-name="P21">The temporary credentials that you must use for this lab</text:p>
              </text:list-item>
              <text:list-item>
                <text:p text:style-name="P21">Other information, if needed, to step through this lab</text:p>
              </text:list-item>
            </text:list>
          </text:list-item>
          <text:list-item>
            <text:p text:style-name="P6">Click <text:span text:style-name="Strong_20_Emphasis">Open Google Cloud console</text:span> (or right-click and select <text:span text:style-name="Strong_20_Emphasis">Open Link in Incognito Window</text:span> if you are running the Chrome browser).</text:p>
            <text:p text:style-name="P6">The lab spins up resources, and then opens another tab that shows the <text:span text:style-name="Strong_20_Emphasis">Sign in</text:span> page.</text:p>
            <text:p text:style-name="P6"><text:span text:style-name="Strong_20_Emphasis"><text:span text:style-name="Emphasis">Tip:</text:span></text:span> Arrange the tabs in separate windows, side-by-side.</text:p>
            <text:p text:style-name="P21"><text:span text:style-name="Strong_20_Emphasis">Note: </text:span>If you see the <text:span text:style-name="Strong_20_Emphasis">Choose an account</text:span> dialog, click <text:span text:style-name="Strong_20_Emphasis">Use Another Account</text:span>.</text:p>
          </text:list-item>
          <text:list-item>
            <text:p text:style-name="P6">If necessary, copy the <text:span text:style-name="Strong_20_Emphasis">Username</text:span> below and paste it into the <text:span text:style-name="Strong_20_Emphasis">Sign in</text:span> dialog.</text:p>
            <text:p text:style-name="P33">"Username"</text:p>
            <text:p text:style-name="P25">Copied!</text:p>
            <text:p text:style-name="P6">content_copy</text:p>
            <text:p text:style-name="P6">You can also find the <text:span text:style-name="Strong_20_Emphasis">Username</text:span> in the <text:span text:style-name="Strong_20_Emphasis">Lab Details</text:span> panel.</text:p>
          </text:list-item>
          <text:list-item>
            <text:p text:style-name="P6">Click <text:span text:style-name="Strong_20_Emphasis">Next</text:span>.</text:p>
          </text:list-item>
          <text:list-item>
            <text:p text:style-name="P6">Copy the <text:span text:style-name="Strong_20_Emphasis">Password</text:span> below and paste it into the <text:span text:style-name="Strong_20_Emphasis">Welcome</text:span> dialog.</text:p>
            <text:p text:style-name="P33">"Password"</text:p>
            <text:p text:style-name="P25">Copied!</text:p>
            <text:p text:style-name="P6">content_copy</text:p>
            <text:p text:style-name="P6">You can also find the <text:span text:style-name="Strong_20_Emphasis">Password</text:span> in the <text:span text:style-name="Strong_20_Emphasis">Lab Details</text:span> panel.</text:p>
          </text:list-item>
          <text:list-item>
            <text:p text:style-name="P6">Click <text:span text:style-name="Strong_20_Emphasis">Next</text:span>.</text:p>
            <text:p text:style-name="P21"><text:span text:style-name="Strong_20_Emphasis">Important: </text:span>You must use the credentials the lab provides you. Do not use your Google <text:soft-page-break/>Cloud account credentials.<text:span text:style-name="Strong_20_Emphasis">Note: </text:span>Using your own Google Cloud account for this lab may incur extra charges.</text:p>
          </text:list-item>
          <text:list-item>
            <text:p text:style-name="P6">Click through the subsequent pages:</text:p>
            <text:list>
              <text:list-item>
                <text:p text:style-name="P21">Accept the terms and conditions.</text:p>
              </text:list-item>
              <text:list-item>
                <text:p text:style-name="P21">Do not add recovery options or two-factor authentication (because this is a temporary account).</text:p>
              </text:list-item>
              <text:list-item>
                <text:p text:style-name="P6">Do not sign up for free trials.</text:p>
              </text:list-item>
            </text:list>
          </text:list-item>
        </text:list>
        <text:p text:style-name="Text_20_body">After a few moments, the Google Cloud console opens in this tab.</text:p>
        <text:p text:style-name="Text_20_body"><text:span text:style-name="Strong_20_Emphasis">Note:</text:span> To view a menu with a list of Google Cloud products and services, click the <text:span text:style-name="Strong_20_Emphasis">Navigation menu</text:span> at the top-left. <draw:frame draw:style-name="fr3" draw:name="graphics2" text:anchor-type="as-char" svg:width="1.997cm" svg:height="0.998cm" draw:z-index="2"><draw:image xlink:href="https://cdn.qwiklabs.com/nUxFb6oRFr435O3t6V7WYJAjeDFcrFb16G9wHWp5BzU%3D" xlink:type="simple" xlink:show="embed" xlink:actuate="onLoad"/><svg:title>Navigation menu icon</svg:title></draw:frame></text:p>
        <text:h text:style-name="Heading_20_2" text:outline-level="2"><text:bookmark text:name="step5"/>Task 1. Run the Application Locally</text:h>
        <text:p text:style-name="Text_20_body">In this section, you will run the Streamlit application locally in Cloud Shell.</text:p>
        <text:h text:style-name="Heading_20_3" text:outline-level="3">Clone the Repository</text:h>
        <text:list xml:id="list1492713942718021755" text:style-name="L7">
          <text:list-item>
            <text:p text:style-name="P7">Open a new Cloud Shell terminal by clicking on the Cloud Shell icon in the top right corner of the Cloud console.</text:p>
          </text:list-item>
          <text:list-item>
            <text:p text:style-name="P7">Run the following commands to clone the repo and navigate to <text:span text:style-name="Source_20_Text">gemini-streamlit-cloudrun</text:span> directory in Cloud Shell using the following commands.</text:p>
          </text:list-item>
        </text:list>
        <text:p text:style-name="P34">git clone https://github.com/GoogleCloudPlatform/generative-ai.git</text:p>
        <text:p text:style-name="P24">Copied!</text:p>
        <text:p text:style-name="Text_20_body">content_copy</text:p>
        <text:p text:style-name="P34">cd generative-ai/gemini/sample-apps/gemini-streamlit-cloudrun</text:p>
        <text:p text:style-name="P24">Copied!</text:p>
        <text:p text:style-name="Text_20_body">content_copy</text:p>
        <text:p text:style-name="Text_20_body">To run the Streamlit Application, you will need to perform some additional steps.</text:p>
        <text:h text:style-name="Heading_20_3" text:outline-level="3">Run the application</text:h>
        <text:list xml:id="list8469774688139711727" text:style-name="L8">
          <text:list-item>
            <text:p text:style-name="P8">Setup the Python virtual environment and install the dependencies:</text:p>
          </text:list-item>
        </text:list>
        <text:p text:style-name="P34">python3 -m venv gemini-streamlit</text:p>
        <text:p text:style-name="P28"><text:span text:style-name="T2">source</text:span> gemini-streamlit<text:span text:style-name="T3">/bin/</text:span>activate</text:p>
        <text:p text:style-name="P28">pip install -r requirements.txt</text:p>
        <text:p text:style-name="P24">Copied!</text:p>
        <text:p text:style-name="Text_20_body">content_copy</text:p>
        <text:list xml:id="list7723300275085194034" text:style-name="L9">
          <text:list-item>
            <text:p text:style-name="P9">Your application requires access to two environment variables:</text:p>
          </text:list-item>
        </text:list>
        <text:list xml:id="list6113399233424040406" text:style-name="L10">
          <text:list-item>
            <text:p text:style-name="P22"><text:span text:style-name="Source_20_Text">GCP_PROJECT</text:span> : This the Google Cloud project ID.</text:p>
          </text:list-item>
          <text:list-item>
            <text:p text:style-name="P10"><text:span text:style-name="Source_20_Text">GCP_REGION</text:span> : This is the region in which you are deploying your Cloud Run app. For e.g. <text:span text:style-name="Source_20_Text">us-central1</text:span>.</text:p>
          </text:list-item>
        </text:list>
        <text:p text:style-name="Text_20_body">These variables are needed since the Vertex AI initialization needs the Google Cloud project ID and the region. The specific code line from the <text:span text:style-name="Source_20_Text">app.py</text:span> function is shown here: <text:span text:style-name="Source_20_Text">vertexai.init(project=PROJECT_ID, location=LOCATION)</text:span></text:p>
        <text:p text:style-name="Text_20_body">In Cloud Shell, execute the following commands:</text:p>
        <text:p text:style-name="P34"><text:soft-page-break/><text:span text:style-name="T5">GCP_PROJECT</text:span>=<text:span text:style-name="T3">'Project ID'</text:span></text:p>
        <text:p text:style-name="P28"><text:span text:style-name="T5">GCP_REGION</text:span>=<text:span text:style-name="T3">'Region'</text:span></text:p>
        <text:p text:style-name="P24">Copied!</text:p>
        <text:p text:style-name="Text_20_body">content_copy</text:p>
        <text:list xml:id="list6346514166129047639" text:style-name="L11">
          <text:list-item>
            <text:p text:style-name="P11">To run the application locally, execute the following command.</text:p>
          </text:list-item>
        </text:list>
        <text:p text:style-name="P34">streamlit <text:span text:style-name="T5">run</text:span> app.py \</text:p>
        <text:p text:style-name="P27"><text:s text:c="2"/><text:span text:style-name="T6">--browser.serverAddress=localhost \</text:span></text:p>
        <text:p text:style-name="P27"><text:s text:c="2"/><text:span text:style-name="T6">--server.enableCORS=</text:span><text:span text:style-name="T7">false</text:span><text:span text:style-name="T6"> \</text:span></text:p>
        <text:p text:style-name="P27"><text:s text:c="2"/><text:span text:style-name="T6">--server.enableXsrfProtection=</text:span><text:span text:style-name="T7">false</text:span><text:span text:style-name="T6"> \</text:span></text:p>
        <text:p text:style-name="P27"><text:s text:c="2"/><text:span text:style-name="T6">--server.port 8080</text:span></text:p>
        <text:p text:style-name="P24">Copied!</text:p>
        <text:p text:style-name="Text_20_body">content_copy</text:p>
        <text:p text:style-name="Text_20_body"><text:span text:style-name="Strong_20_Emphasis">Output:</text:span></text:p>
        <text:p text:style-name="P36">Collecting <text:span text:style-name="T8">usage</text:span> <text:span text:style-name="T8">statistics</text:span>. <text:span text:style-name="T8">To</text:span> deactivate, <text:span text:style-name="T8">set</text:span> browser.gatherUsageStats <text:span text:style-name="T8">to</text:span> <text:span text:style-name="T8">False</text:span>.</text:p>
        <text:p text:style-name="P29"/>
        <text:p text:style-name="P31">You can now <text:span text:style-name="T8">view</text:span> your Streamlit app <text:span text:style-name="T8">in</text:span> your browser.</text:p>
        <text:p text:style-name="P29"/>
        <text:p text:style-name="P31">URL: http://localhost:<text:span text:style-name="T10">8080</text:span> </text:p>
        <text:list xml:id="list2697083991254665725" text:style-name="L12">
          <text:list-item>
            <text:p text:style-name="P12">The application will startup and you will be provided a URL to the application. Click the link to view the application in the browser or use Cloud Shell's web preview function to launch the preview page.</text:p>
          </text:list-item>
          <text:list-item>
            <text:p text:style-name="P12">Adjust the parameters for the story generation and click <text:span text:style-name="Strong_20_Emphasis">Generate my story</text:span>.</text:p>
          </text:list-item>
          <text:list-item>
            <text:p text:style-name="P12">Navigate back to Cloud Shell and authorize the application to access the Gemini API. Once you have authorized the application, you can navigate back to the application to see the response.</text:p>
          </text:list-item>
        </text:list>
        <text:p text:style-name="Text_20_body"><text:span text:style-name="T11">Note:</text:span> The application will prompt the Vertex AI Gemini API and display the responses. In order for this to work, after selecting <text:span text:style-name="T11">Generate my story</text:span> you will <text:span text:style-name="T11">need to navigate back to Cloud Shell to authorize the application</text:span> to access the Gemini API.</text:p>
        <text:p text:style-name="Text_20_body"><draw:frame draw:style-name="fr3" draw:name="graphics3" text:anchor-type="as-char" svg:width="1.997cm" svg:height="0.998cm" draw:z-index="3"><draw:image xlink:href="https://cdn.qwiklabs.com/yOGqSZeJiSUjvhAYVEcg2EbGGakL6QY6CVLLt%2FeA4Vk%3D" xlink:type="simple" xlink:show="embed" xlink:actuate="onLoad"/><svg:title>Streamlit Application Page</svg:title></draw:frame></text:p>
        <text:list xml:id="list6680053672112820725" text:style-name="L13">
          <text:list-item>
            <text:p text:style-name="P13">After you have finished testing the application, you can stop the application by entering <text:span text:style-name="Strong_20_Emphasis">Ctrl</text:span> + <text:span text:style-name="Strong_20_Emphasis">C</text:span> in Cloud Shell.</text:p>
          </text:list-item>
        </text:list>
        <text:h text:style-name="Heading_20_2" text:outline-level="2"><text:bookmark text:name="step6"/>Task 2. Build and Deploy the Application to Cloud Run</text:h>
        <text:p text:style-name="Text_20_body">In this section, you will deploy the Streamlit Application in Cloud Run.</text:p>
        <text:p text:style-name="Text_20_body">You will now build the Docker image for the application and push it to Artifact Registry. To do this, you will need one environment variable set that will point to the Artifact Registry name. The commands below will create this Artifact Registry repository for you.</text:p>
        <text:list xml:id="list3866573620105252198" text:style-name="L14">
          <text:list-item>
            <text:p text:style-name="P14">In Cloud Shell, execute the following command:</text:p>
          </text:list-item>
        </text:list>
        <text:p text:style-name="P34">AR_REPO=<text:span text:style-name="T3">'gemini-repo'</text:span></text:p>
        <text:p text:style-name="P28">SERVICE_NAME=<text:span text:style-name="T3">'gemini-streamlit-app'</text:span> </text:p>
        <text:p text:style-name="P28">gcloud artifacts repositories create <text:span text:style-name="T3">"</text:span><text:span text:style-name="T12">$AR_REPO</text:span><text:span text:style-name="T3">"</text:span> --location=<text:span text:style-name="T3">"</text:span><text:span text:style-name="T12">$GCP_REGION</text:span><text:span text:style-name="T3">"</text:span> --repository-format=Docker</text:p>
        <text:p text:style-name="P28">gcloud builds submit --tag <text:span text:style-name="T3">"</text:span><text:span text:style-name="T12">$GCP_REGION</text:span><text:span text:style-name="T3">-docker.pkg.dev/</text:span><text:span text:style-name="T12">$GCP_PROJECT</text:span><text:span text:style-name="T3">/</text:span><text:span text:style-name="T12">$AR_REPO</text:span><text:span text:style-name="T3">/</text:span><text:span text:style-name="T12">$SERVICE_NAME</text:span><text:span text:style-name="T3">"</text:span></text:p>
        <text:p text:style-name="P24">Copied!</text:p>
        <text:p text:style-name="Text_20_body">content_copy</text:p>
        <text:p text:style-name="Text_20_body"><text:soft-page-break/><text:span text:style-name="Strong_20_Emphasis">Output:</text:span></text:p>
        <text:p text:style-name="P37">DONE</text:p>
        <text:p text:style-name="P32">--------------------------------------------------------------------------------</text:p>
        <text:p text:style-name="P31">ID <text:s text:c="35"/>CREATE<text:span text:style-name="T1">_TIME <text:s text:c="15"/>DURATION <text:s/>SOURCE <text:s text:c="100"/>IMAGES <text:s text:c="93"/>STATUS</text:span></text:p>
        <text:p text:style-name="P31"><text:span text:style-name="T1">a601ffd1-c282-43d2-942c-53cc13f43bf2 <text:s/>2023-12-18T11:37:30+00:00 <text:s/>2M29S <text:s text:c="4"/>gs://qwiklabs-gcp-00-eb090e9513e8_</text:span>cloudbuild/source/1702899440.87287-549e1a0cc5644b3c9535ff57f4a63d02.tgz <text:s/>us-central1-docker.pkg.dev/qwiklabs-gcp-00-eb090e9513e8/gemini-repo/gemini-streamlit-app (+1 more) <text:s/>SUCCESS</text:p>
        <text:list xml:id="list3167182768258751142" text:style-name="L15">
          <text:list-item>
            <text:p text:style-name="P15">The final step is to deploy the service in Cloud Run with the image that we had built and had pushed to the Artifact Registry in the previous step.</text:p>
          </text:list-item>
        </text:list>
        <text:p text:style-name="P34">gcloud <text:span text:style-name="T5">run</text:span> deploy <text:span text:style-name="T3">"</text:span><text:span text:style-name="T12">$SERVICE_NAME</text:span><text:span text:style-name="T3">"</text:span> \</text:p>
        <text:p text:style-name="P27"><text:s text:c="2"/><text:span text:style-name="T6">--port=8080 \</text:span></text:p>
        <text:p text:style-name="P27"><text:s text:c="2"/><text:span text:style-name="T6">--image=</text:span><text:span text:style-name="T4">"</text:span><text:span text:style-name="T13">$GCP_REGION</text:span><text:span text:style-name="T4">-docker.pkg.dev/</text:span><text:span text:style-name="T13">$GCP_PROJECT</text:span><text:span text:style-name="T4">/</text:span><text:span text:style-name="T13">$AR_REPO</text:span><text:span text:style-name="T4">/</text:span><text:span text:style-name="T13">$SERVICE_NAME</text:span><text:span text:style-name="T4">"</text:span><text:span text:style-name="T6"> \</text:span></text:p>
        <text:p text:style-name="P27"><text:s text:c="2"/><text:span text:style-name="T6">--allow-unauthenticated \</text:span></text:p>
        <text:p text:style-name="P27"><text:s text:c="2"/><text:span text:style-name="T6">--region=</text:span><text:span text:style-name="T13">$GCP_REGION</text:span><text:span text:style-name="T6"> \</text:span></text:p>
        <text:p text:style-name="P27"><text:s text:c="2"/><text:span text:style-name="T6">--platform=managed <text:s/>\</text:span></text:p>
        <text:p text:style-name="P27"><text:s text:c="2"/><text:span text:style-name="T6">--project=</text:span><text:span text:style-name="T13">$GCP_PROJECT</text:span><text:span text:style-name="T6"> \</text:span></text:p>
        <text:p text:style-name="P27"><text:s text:c="2"/><text:span text:style-name="T6">--set-env-vars=GCP_PROJECT=$GCP_PROJECT,GCP_REGION=$GCP_REGION</text:span></text:p>
        <text:p text:style-name="P24">Copied!</text:p>
        <text:p text:style-name="Text_20_body">content_copy</text:p>
        <text:p text:style-name="Text_20_body">On successful deployment, you will be provided a URL to the Cloud Run service. You can visit that in the browser to view the Cloud Run application that you just deployed.</text:p>
        <text:p text:style-name="Text_20_body"><text:span text:style-name="Strong_20_Emphasis">Output:</text:span></text:p>
        <text:p text:style-name="P35">⠼ <text:span text:style-name="T6">Deploying </text:span><text:span text:style-name="T9">new</text:span><text:span text:style-name="T6"> service... Done.</text:span></text:p>
        <text:p text:style-name="P29"/>
        <text:p text:style-name="P30">✓ <text:span text:style-name="T6">Deploying </text:span><text:span text:style-name="T9">new</text:span><text:span text:style-name="T6"> service... Done.</text:span></text:p>
        <text:p text:style-name="P29"/>
        <text:p text:style-name="P31">Done. <text:s/></text:p>
        <text:p text:style-name="P31">Service [gemini-streamlit-app] revision [gemini-streamlit-app-<text:span text:style-name="T10">00001</text:span>-srg] <text:span text:style-name="T8">has</text:span> been deployed <text:span text:style-name="T8">and</text:span> <text:span text:style-name="T8">is</text:span> serving <text:span text:style-name="T10">100</text:span> percent <text:span text:style-name="T8">of</text:span> traffic. Service URL: https:<text:span text:style-name="T14">//gemini-streamlit-app-hc2gb6hsia-uc.a.run.app </text:span></text:p>
        <text:p text:style-name="Text_20_body">Choose the functionality that you would like to check out and the application will prompt the Vertex AI Gemini API and display the responses.</text:p>
        <text:p text:style-name="Text_20_body"><draw:frame draw:style-name="fr3" draw:name="graphics4" text:anchor-type="as-char" svg:width="1.997cm" svg:height="0.998cm" draw:z-index="4"><draw:image xlink:href="https://cdn.qwiklabs.com/4GW09cdU47A4ONrET5OaXZ6bdL5LoLFbU1xKARO53eI%3D" xlink:type="simple" xlink:show="embed" xlink:actuate="onLoad"/><svg:title>Vertex Gemini</svg:title></draw:frame></text:p>
        <text:p text:style-name="Text_20_body">Click <text:span text:style-name="Strong_20_Emphasis">Check my progress</text:span> to verify the objective.</text:p>
        <text:p text:style-name="P26">Build and Deploy the Application to Cloud Run</text:p>
        <text:p text:style-name="Text_20_body"><draw:frame draw:style-name="fr1" draw:name="Frame11" text:anchor-type="char" svg:width="4.657cm" draw:z-index="5"><draw:text-box fo:min-height="0.953cm"><text:p text:style-name="Text_20_body"/></draw:text-box></draw:frame>Check my progress</text:p>
        <text:h text:style-name="Heading_20_2" text:outline-level="2"><text:bookmark text:name="step7"/>Congratulations!</text:h>
        <text:p text:style-name="Text_20_body">Congratulations! In this lab, you have learned how to integrate Vertex AI Gemini API with applications and build and deploy the developed sample application on Google Cloud Run.</text:p>
        <text:h text:style-name="Heading_20_3" text:outline-level="3">Next steps / learn more</text:h>
        <text:list xml:id="list6394346022430150897" text:style-name="L16">
          <text:list-item>
            <text:p text:style-name="P23">Check out the <text:a xlink:type="simple" xlink:href="https://cloud.google.com/vertex-ai/docs/generative-ai/learn/overview" office:target-frame-name="_blank" xlink:show="new" text:style-name="Internet_20_link" text:visited-style-name="Visited_20_Internet_20_Link">Generative AI on Vertex AI documentation</text:a>.</text:p>
          </text:list-item>
          <text:list-item>
            <text:p text:style-name="P23">Learn more about Generative AI on the <text:a xlink:type="simple" xlink:href="https://www.youtube.com/@googlecloudtech/" office:target-frame-name="_blank" xlink:show="new" text:style-name="Internet_20_link" text:visited-style-name="Visited_20_Internet_20_Link">Google Cloud Tech YouTube channel</text:a>.</text:p>
          </text:list-item>
          <text:list-item>
            <text:p text:style-name="P23"><text:soft-page-break/><text:a xlink:type="simple" xlink:href="https://github.com/GoogleCloudPlatform/generative-ai" office:target-frame-name="_blank" xlink:show="new" text:style-name="Internet_20_link" text:visited-style-name="Visited_20_Internet_20_Link">Google Cloud Generative AI official repo</text:a></text:p>
          </text:list-item>
          <text:list-item>
            <text:p text:style-name="P16"><text:a xlink:type="simple" xlink:href="https://github.com/GoogleCloudPlatform/generative-ai/tree/main/gemini" office:target-frame-name="_blank" xlink:show="new" text:style-name="Internet_20_link" text:visited-style-name="Visited_20_Internet_20_Link">Example Gemini notebooks</text:a></text:p>
          </text:list-item>
        </text:list>
        <text:h text:style-name="Heading_20_3" text:outline-level="3">Google Cloud training and certification</text:h>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Mono" svg:font-family="'Roboto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 J</meta:initial-creator>
    <meta:creation-date>2024-05-23T00:24:19.53</meta:creation-date>
    <meta:document-statistic meta:table-count="0" meta:image-count="4" meta:object-count="0" meta:page-count="6" meta:paragraph-count="152" meta:word-count="1474" meta:character-count="9862"/>
    <dc:date>2024-05-23T00:26:24.28</dc:date>
    <dc:creator>G J</dc:creator>
    <meta:editing-duration>PT2M5S</meta:editing-duration>
    <meta:editing-cycles>1</meta:editing-cycles>
    <meta:generator>OpenOffice/4.1.11$Win32 OpenOffice.org_project/4111m1$Build-9808</meta:generator>
  </office:meta>
</office:document-meta>
</file>